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76000000290D2F4F5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8cm"/>
    </style:style>
    <style:style style:name="P1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0.801cm" svg:y="0.894cm" presentation:class="title" presentation:user-transformed="true">
          <draw:text-box>
            <text:p>Regexes-and-Rules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Introducción a " Regexes and Rules" Synopsis 5, Perl6</text:p>
            <text:p/>
            <text:p/>
            <text:p/>
          </draw:text-box>
        </draw:frame>
        <draw:frame draw:style-name="gr1" draw:text-style-name="P1" draw:layer="layout" svg:width="6.965cm" svg:height="1.659cm" svg:x="10.835cm" svg:y="17.741cm">
          <draw:image xlink:href="Pictures/1000020100000076000000290D2F4F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 text:style-name="P1">Un poco de historia para rellenar.</text:p>
                <text:p><text:span text:style-name="T1"/></text:p>
                <text:p text:style-name="P1"><text:span text:style-name="T1">Apocalipsis <text:s/>=&gt; Sinopsis</text:span></text:p>
                <text:p text:style-name="P1"><text:span text:style-name="T1"/></text:p>
                <text:p text:style-name="P1"><text:span text:style-name="T1">Exégesi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ato </meta:initial-creator>
    <meta:creation-date>2014-06-09T14:51:40</meta:creation-date>
    <dc:date>2014-06-09T14:58:31</dc:date>
    <dc:creator>renato </dc:creator>
    <meta:editing-duration>P0D</meta:editing-duration>
    <meta:editing-cycles>1</meta:editing-cycles>
    <meta:document-statistic meta:object-count="34"/>
    <meta:generator>LibreOffice/3.5$Linux_x86 LibreOffice_project/350m1$Build-2</meta:generator>
  </office:meta>
</office:document-meta>
</file>